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79cm" style:rel-column-width="7115*"/>
    </style:style>
    <style:style style:name="Tabela1.B" style:family="table-column">
      <style:table-column-properties style:column-width="4.581cm" style:rel-column-width="11681*"/>
    </style:style>
    <style:style style:name="Tabela1.E" style:family="table-column">
      <style:table-column-properties style:column-width="4.577cm" style:rel-column-width="11672*"/>
    </style:style>
    <style:style style:name="Tabela1.F" style:family="table-column">
      <style:table-column-properties style:column-width="4.59cm" style:rel-column-width="1170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.79cm" style:rel-column-width="7115*"/>
    </style:style>
    <style:style style:name="Tabela2.B" style:family="table-column">
      <style:table-column-properties style:column-width="4.581cm" style:rel-column-width="11681*"/>
    </style:style>
    <style:style style:name="Tabela2.E" style:family="table-column">
      <style:table-column-properties style:column-width="4.577cm" style:rel-column-width="11672*"/>
    </style:style>
    <style:style style:name="Tabela2.F" style:family="table-column">
      <style:table-column-properties style:column-width="4.59cm" style:rel-column-width="1170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6282" officeooo:paragraph-rsid="001c6282"/>
    </style:style>
    <style:style style:name="P2" style:family="paragraph" style:parent-style-name="Table_20_Contents">
      <style:paragraph-properties fo:text-align="center" style:justify-single-word="false"/>
      <style:text-properties officeooo:rsid="001c6282" officeooo:paragraph-rsid="002306f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f7d6e"/>
    </style:style>
    <style:style style:name="P5" style:family="paragraph" style:parent-style-name="Table_20_Contents">
      <style:paragraph-properties fo:text-align="center" style:justify-single-word="false"/>
      <style:text-properties officeooo:paragraph-rsid="002306f3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da993" officeooo:paragraph-rsid="001da99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da993" officeooo:paragraph-rsid="001f7d6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da993" officeooo:paragraph-rsid="002306f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f7d6e" officeooo:paragraph-rsid="001f7d6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f7d6e" officeooo:paragraph-rsid="002306f3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da993" officeooo:paragraph-rsid="001f7d6e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da993" officeooo:paragraph-rsid="002306f3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da993" officeooo:paragraph-rsid="001da99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da993" officeooo:paragraph-rsid="001f7d6e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da993" officeooo:paragraph-rsid="002306f3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f7d6e" officeooo:paragraph-rsid="001f7d6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f7d6e" officeooo:paragraph-rsid="002306f3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rsid="001da993" officeooo:paragraph-rsid="001da99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1da993" officeooo:paragraph-rsid="002306f3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1c6282" officeooo:paragraph-rsid="001c6282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1c6282" officeooo:paragraph-rsid="002306f3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c3789" officeooo:paragraph-rsid="001c3789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c3789" officeooo:paragraph-rsid="002306f3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3pt" officeooo:paragraph-rsid="001f7d6e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paragraph-rsid="002306f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da993" officeooo:paragraph-rsid="001da993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da993" officeooo:paragraph-rsid="002306f3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f7d6e" officeooo:paragraph-rsid="001f7d6e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f7d6e" officeooo:paragraph-rsid="002306f3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normal" officeooo:rsid="001c6282" officeooo:paragraph-rsid="002076a0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normal" officeooo:rsid="001c6282" officeooo:paragraph-rsid="002306f3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808080" fo:font-size="14pt" officeooo:rsid="001da993" officeooo:paragraph-rsid="001f7d6e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808080" fo:font-size="14pt" officeooo:rsid="001da993" officeooo:paragraph-rsid="002306f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808080" fo:font-size="14pt" officeooo:rsid="001f7d6e" officeooo:paragraph-rsid="001f7d6e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808080" fo:font-size="14pt" officeooo:rsid="001f7d6e" officeooo:paragraph-rsid="002306f3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808080" fo:font-size="10pt" officeooo:rsid="001da993" officeooo:paragraph-rsid="001f7d6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808080" fo:font-size="10pt" officeooo:rsid="001da993" officeooo:paragraph-rsid="002306f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808080" fo:font-size="10pt" officeooo:rsid="001f7d6e" officeooo:paragraph-rsid="001f7d6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808080" fo:font-size="10pt" officeooo:rsid="001f7d6e" officeooo:paragraph-rsid="002306f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6pt" fo:font-weight="bold" officeooo:rsid="001c3789" officeooo:paragraph-rsid="001c3789" style:font-size-asian="14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1c3789" officeooo:paragraph-rsid="002306f3" style:font-size-asian="14pt" style:font-weight-asian="bold" style:font-size-complex="16pt" style:font-weight-complex="bold"/>
    </style:style>
    <style:style style:name="P42" style:family="paragraph" style:parent-style-name="Standard">
      <style:text-properties officeooo:paragraph-rsid="002306f3"/>
    </style:style>
    <style:style style:name="P43" style:family="paragraph" style:parent-style-name="Text_20_body">
      <style:text-properties officeooo:paragraph-rsid="002306f3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1f7d6e" officeooo:paragraph-rsid="0024787e" style:font-size-asian="10pt" style:font-size-complex="10pt"/>
    </style:style>
    <style:style style:name="T1" style:family="text">
      <style:text-properties officeooo:rsid="001c6282"/>
    </style:style>
    <style:style style:name="T2" style:family="text">
      <style:text-properties officeooo:rsid="001f7d6e"/>
    </style:style>
    <style:style style:name="T3" style:family="text">
      <style:text-properties fo:font-size="10pt" officeooo:rsid="001f7d6e" style:font-size-asian="10pt" style:font-size-complex="10pt"/>
    </style:style>
    <style:style style:name="T4" style:family="text">
      <style:text-properties fo:font-size="10pt" officeooo:rsid="001da993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row table:style-name="TableLine93893123904704">
          <table:table-cell table:style-name="Tabela1.A1" office:value-type="string">
            <text:p text:style-name="P18">godziny</text:p>
          </table:table-cell>
          <table:table-cell table:style-name="Tabela1.A1" office:value-type="string">
            <text:p text:style-name="P22">Poniedziałek</text:p>
          </table:table-cell>
          <table:table-cell table:style-name="Tabela1.A1" office:value-type="string">
            <text:p text:style-name="P22">Wtorek</text:p>
          </table:table-cell>
          <table:table-cell table:style-name="Tabela1.A1" office:value-type="string">
            <text:p text:style-name="P22">Środa</text:p>
          </table:table-cell>
          <table:table-cell table:style-name="Tabela1.A1" office:value-type="string">
            <text:p text:style-name="P22">Czwartek</text:p>
          </table:table-cell>
          <table:table-cell table:style-name="Tabela1.F1" office:value-type="string">
            <text:p text:style-name="P22">Piątek</text:p>
          </table:table-cell>
        </table:table-row>
        <table:table-row table:style-name="TableLine93893124007136">
          <table:table-cell table:style-name="Tabela1.A2" office:value-type="string">
            <text:p text:style-name="P20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table:number-rows-spanned="4" office:value-type="string">
            <text:p text:style-name="P1"/>
          </table:table-cell>
          <table:table-cell table:style-name="Tabela1.A2" office:value-type="string">
            <text:p text:style-name="P3"/>
          </table:table-cell>
          <table:table-cell table:style-name="Tabela1.F2" table:number-rows-spanned="3" office:value-type="string">
            <text:p text:style-name="P3"/>
          </table:table-cell>
        </table:table-row>
        <table:table-row table:style-name="TableLine93893124009760">
          <table:table-cell table:style-name="Tabela1.A2" office:value-type="string">
            <text:p text:style-name="P22">8:00-9:00</text:p>
          </table:table-cell>
          <table:covered-table-cell/>
          <table:table-cell table:style-name="Tabela1.A2" table:number-rows-spanned="3" office:value-type="string">
            <text:p text:style-name="P11"/>
            <text:p text:style-name="P14"><text:span text:style-name="T2">Analiz</text:span>a</text:p>
            <text:p text:style-name="P7">W<text:span text:style-name="T2">ojciech Młotkowski</text:span> s.1<text:span text:style-name="T2">0</text:span>4</text:p>
            <text:p text:style-name="P7">ćwiczenia</text:p>
          </table:table-cell>
          <table:covered-table-cell/>
          <table:table-cell table:style-name="Tabela1.A2" table:number-rows-spanned="2" office:value-type="string">
            <text:p text:style-name="P34">Analiza</text:p>
            <text:p text:style-name="P36"><text:span text:style-name="T2">Maciej Paluszyński</text:span> s.<text:span text:style-name="T2">25</text:span></text:p>
            <text:p text:style-name="P38">repetytorium</text:p>
          </table:table-cell>
          <table:covered-table-cell/>
        </table:table-row>
        <table:table-row table:style-name="TableLine93893124012096">
          <table:table-cell table:style-name="Tabela1.A2" office:value-type="string">
            <text:p text:style-name="P22">9:00-1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24016128">
          <table:table-cell table:style-name="Tabela1.A2" office:value-type="string">
            <text:p text:style-name="P22">10:00-11:00</text:p>
          </table:table-cell>
          <table:table-cell table:style-name="Tabela1.A2" table:number-rows-spanned="2" office:value-type="string">
            <text:p text:style-name="P26"/>
            <text:p text:style-name="P13">Logika</text:p>
            <text:p text:style-name="P6">Witold Charatonik s.140</text:p>
            <text:p text:style-name="P6">ćwiczenia</text:p>
          </table:table-cell>
          <table:covered-table-cell/>
          <table:covered-table-cell/>
          <table:table-cell table:style-name="Tabela1.A2" table:number-rows-spanned="2" office:value-type="string">
            <text:p text:style-name="P24">Wstęp do programowania w języku Python</text:p>
            <text:p text:style-name="P4"><text:span text:style-name="T3">Paweł Rychlikowski</text:span><text:span text:style-name="T4"> s.</text:span><text:span text:style-name="T3">119</text:span></text:p>
            <text:p text:style-name="P9">wykład</text:p>
          </table:table-cell>
          <table:table-cell table:style-name="Tabela1.F2" table:number-rows-spanned="2" office:value-type="string">
            <text:p text:style-name="P16"/>
            <text:p text:style-name="P16">Analiza</text:p>
            <text:p text:style-name="P7"><text:span text:style-name="T2">Maciej Paluszyński</text:span> s.<text:span text:style-name="T2">25</text:span></text:p>
            <text:p text:style-name="P9">wykład</text:p>
          </table:table-cell>
        </table:table-row>
        <table:table-row table:style-name="TableLine93893124018672">
          <table:table-cell table:style-name="Tabela1.A2" office:value-type="string">
            <text:p text:style-name="P40"/>
            <text:p text:style-name="P22">11:00-<text:span text:style-name="T1">12</text:span>:00</text:p>
          </table:table-cell>
          <table:covered-table-cell/>
          <table:table-cell table:style-name="Tabela1.A2" office:value-type="string">
            <text:p text:style-name="P16">Podstawowy warsztat informatyka</text:p>
            <text:p text:style-name="P7"><text:span text:style-name="T2">Jakub Michaliszyn</text:span> s.<text:span text:style-name="T2">25</text:span></text:p>
            <text:p text:style-name="P9">wykład</text:p>
          </table:table-cell>
          <table:table-cell table:style-name="Tabela1.A2" office:value-type="string">
            <text:p text:style-name="P16">Podstawowy warsztat informatyka</text:p>
            <text:p text:style-name="P7"><text:span text:style-name="T2">Filip Zagórski</text:span> s.<text:span text:style-name="T2">109</text:span></text:p>
            <text:p text:style-name="P9">pracownia</text:p>
          </table:table-cell>
          <table:covered-table-cell/>
          <table:covered-table-cell/>
        </table:table-row>
        <table:table-row table:style-name="TableLine93893124021536">
          <table:table-cell table:style-name="Tabela1.A2" office:value-type="string">
            <text:p text:style-name="P22">12:00-<text:span text:style-name="T1">13</text:span>:00</text:p>
          </table:table-cell>
          <table:table-cell table:style-name="Tabela1.A2" table:number-rows-spanned="2" office:value-type="string">
            <text:p text:style-name="P26"/>
            <text:p text:style-name="P13">Logika</text:p>
            <text:p text:style-name="P6">Witold Charatonik s.25</text:p>
            <text:p text:style-name="P6">wykład</text:p>
          </table:table-cell>
          <table:table-cell table:style-name="Tabela1.A2" table:number-rows-spanned="4" office:value-type="string">
            <text:p text:style-name="P3"/>
          </table:table-cell>
          <table:table-cell table:style-name="Tabela1.A2" table:number-rows-spanned="2" office:value-type="string">
            <text:p text:style-name="P28"/>
            <text:p text:style-name="P16">Wstęp do informatyki</text:p>
            <text:p text:style-name="P7"><text:span text:style-name="T2">Adam Gańczorz</text:span> s.<text:span text:style-name="T2">141</text:span></text:p>
            <text:p text:style-name="P9">ćwiczenia</text:p>
          </table:table-cell>
          <table:table-cell table:style-name="Tabela1.A2" table:number-rows-spanned="2" office:value-type="string">
            <text:p text:style-name="P24">Wstęp do programowania w języku Python</text:p>
            <text:p text:style-name="P4"><text:span text:style-name="T3">Paweł Rychlikowski</text:span><text:span text:style-name="T4"> s.</text:span><text:span text:style-name="T3">109</text:span></text:p>
            <text:p text:style-name="P44">pracownia</text:p>
          </table:table-cell>
          <table:table-cell table:style-name="Tabela1.F2" table:number-rows-spanned="9" office:value-type="string">
            <text:p text:style-name="P3"/>
          </table:table-cell>
        </table:table-row>
        <table:table-row table:style-name="TableLine93893124022912">
          <table:table-cell table:style-name="Tabela1.A2" office:value-type="string">
            <text:p text:style-name="P22"/>
            <text:p text:style-name="P22">13:00-<text:span text:style-name="T1">14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24026912">
          <table:table-cell table:style-name="Tabela1.A2" office:value-type="string">
            <text:p text:style-name="P22">14:00-<text:span text:style-name="T1">15</text:span>:00</text:p>
          </table:table-cell>
          <table:table-cell table:style-name="Tabela1.A2" table:number-rows-spanned="5" office:value-type="string">
            <text:p text:style-name="P3"/>
          </table:table-cell>
          <table:covered-table-cell/>
          <table:table-cell table:style-name="Tabela1.A2" table:number-rows-spanned="2" office:value-type="string">
            <text:p text:style-name="P3"/>
          </table:table-cell>
          <table:table-cell table:style-name="Tabela1.A2" table:number-rows-spanned="2" office:value-type="string">
            <text:p text:style-name="P16">Wstęp do informatyki</text:p>
            <text:p text:style-name="P7"><text:span text:style-name="T2">Tomasz Jurdziński</text:span> s.<text:span text:style-name="T2">25</text:span></text:p>
            <text:p text:style-name="P9">wykład</text:p>
          </table:table-cell>
          <table:covered-table-cell/>
        </table:table-row>
        <table:table-row table:style-name="TableLine93893124029248">
          <table:table-cell table:style-name="Tabela1.A2" office:value-type="string">
            <text:p text:style-name="P22"><text:span text:style-name="T1">15</text:span>:00-<text:span text:style-name="T1">16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24033296">
          <table:table-cell table:style-name="Tabela1.A2" office:value-type="string">
            <text:p text:style-name="P22"><text:span text:style-name="T1">16</text:span>:00-<text:span text:style-name="T1">17</text:span>:00</text:p>
          </table:table-cell>
          <table:covered-table-cell/>
          <table:table-cell table:style-name="Tabela1.A2" table:number-rows-spanned="2" office:value-type="string">
            <text:p text:style-name="P32">Logika</text:p>
            <text:p text:style-name="P36"><text:span text:style-name="T2">Jerzy Marcinkowski</text:span> s.1<text:span text:style-name="T2">19</text:span></text:p>
            <text:p text:style-name="P38">repetytorium</text:p>
          </table:table-cell>
          <table:table-cell table:style-name="Tabela1.A2" table:number-rows-spanned="2" office:value-type="string">
            <text:p text:style-name="P16">Analiza</text:p>
            <text:p text:style-name="P7"><text:span text:style-name="T2">Maciej Paluszyński</text:span> s.<text:span text:style-name="T2">25</text:span></text:p>
            <text:p text:style-name="P9">wykład</text:p>
          </table:table-cell>
          <table:table-cell table:style-name="Tabela1.A2" table:number-rows-spanned="5" office:value-type="string">
            <text:p text:style-name="P3"/>
          </table:table-cell>
          <table:covered-table-cell/>
        </table:table-row>
        <table:table-row table:style-name="TableLine93893124035712">
          <table:table-cell table:style-name="Tabela1.A2" office:value-type="string">
            <text:p text:style-name="P22"><text:span text:style-name="T1">17</text:span>:00-<text:span text:style-name="T1">18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24039760">
          <table:table-cell table:style-name="Tabela1.A2" table:number-rows-spanned="3" office:value-type="string">
            <text:p text:style-name="P22"/>
          </table:table-cell>
          <table:covered-table-cell/>
          <table:table-cell table:style-name="Tabela1.A2" table:number-rows-spanned="3" office:value-type="string">
            <text:p text:style-name="P3"/>
          </table:table-cell>
          <table:table-cell table:style-name="Tabela1.A2" office:value-type="string">
            <text:p text:style-name="P3"/>
          </table:table-cell>
          <table:covered-table-cell/>
          <table:covered-table-cell/>
        </table:table-row>
        <table:table-row table:style-name="TableLine93893124042720">
          <table:covered-table-cell/>
          <table:table-cell table:style-name="Tabela1.A2" office:value-type="string">
            <text:p text:style-name="P30">19:00-21:30 chór</text:p>
          </table:table-cell>
          <table:covered-table-cell/>
          <table:table-cell table:style-name="Tabela1.A2" office:value-type="string">
            <text:p text:style-name="P30">19:00-21:30 chór</text:p>
          </table:table-cell>
          <table:covered-table-cell/>
          <table:covered-table-cell/>
        </table:table-row>
        <table:table-row table:style-name="TableLine93893124046224">
          <table:covered-table-cell/>
          <table:table-cell table:style-name="Tabela1.A2" office:value-type="string">
            <text:p text:style-name="P1"/>
          </table:table-cell>
          <table:covered-table-cell/>
          <table:table-cell table:style-name="Tabela1.A2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3"><text:soft-page-break/></text:p>
      <text:p text:style-name="P43"/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column table:style-name="Tabela2.F"/>
        <table:table-row table:style-name="TableLine93893124052800">
          <table:table-cell table:style-name="Tabela2.A1" office:value-type="string">
            <text:p text:style-name="P19">godziny</text:p>
          </table:table-cell>
          <table:table-cell table:style-name="Tabela2.A1" office:value-type="string">
            <text:p text:style-name="P23">Poniedziałek</text:p>
          </table:table-cell>
          <table:table-cell table:style-name="Tabela2.A1" office:value-type="string">
            <text:p text:style-name="P23">Wtorek</text:p>
          </table:table-cell>
          <table:table-cell table:style-name="Tabela2.A1" office:value-type="string">
            <text:p text:style-name="P23">Środa</text:p>
          </table:table-cell>
          <table:table-cell table:style-name="Tabela2.A1" office:value-type="string">
            <text:p text:style-name="P23">Czwartek</text:p>
          </table:table-cell>
          <table:table-cell table:style-name="Tabela2.F1" office:value-type="string">
            <text:p text:style-name="P23">Piątek</text:p>
          </table:table-cell>
        </table:table-row>
        <table:table-row table:style-name="TableLine93893101812640">
          <table:table-cell table:style-name="Tabela2.A2" office:value-type="string">
            <text:p text:style-name="P21"/>
          </table:table-cell>
          <table:table-cell table:style-name="Tabela2.A2" table:number-rows-spanned="3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table:number-rows-spanned="4" office:value-type="string">
            <text:p text:style-name="P2"/>
          </table:table-cell>
          <table:table-cell table:style-name="Tabela2.A2" office:value-type="string">
            <text:p text:style-name="P5"/>
          </table:table-cell>
          <table:table-cell table:style-name="Tabela2.F2" table:number-rows-spanned="3" office:value-type="string">
            <text:p text:style-name="P5"/>
          </table:table-cell>
        </table:table-row>
        <table:table-row table:style-name="TableLine93893101815136">
          <table:table-cell table:style-name="Tabela2.A2" office:value-type="string">
            <text:p text:style-name="P23">8:00-9:00</text:p>
          </table:table-cell>
          <table:covered-table-cell/>
          <table:table-cell table:style-name="Tabela2.A2" table:number-rows-spanned="3" office:value-type="string">
            <text:p text:style-name="P12"/>
            <text:p text:style-name="P15"><text:span text:style-name="T2">Analiz</text:span>a</text:p>
            <text:p text:style-name="P8">W<text:span text:style-name="T2">ojciech Młotkowski</text:span> s.1<text:span text:style-name="T2">0</text:span>4</text:p>
            <text:p text:style-name="P8">ćwiczenia</text:p>
          </table:table-cell>
          <table:covered-table-cell/>
          <table:table-cell table:style-name="Tabela2.A2" table:number-rows-spanned="2" office:value-type="string">
            <text:p text:style-name="P35">Analiza</text:p>
            <text:p text:style-name="P37"><text:span text:style-name="T2">Maciej Paluszyński</text:span> s.<text:span text:style-name="T2">25</text:span></text:p>
            <text:p text:style-name="P39">repetytorium</text:p>
          </table:table-cell>
          <table:covered-table-cell/>
        </table:table-row>
        <table:table-row table:style-name="TableLine93893101817472">
          <table:table-cell table:style-name="Tabela2.A2" office:value-type="string">
            <text:p text:style-name="P23">9:00-1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01821568">
          <table:table-cell table:style-name="Tabela2.A2" office:value-type="string">
            <text:p text:style-name="P23">10:00-11:00</text:p>
          </table:table-cell>
          <table:table-cell table:style-name="Tabela2.A2" table:number-rows-spanned="2" office:value-type="string">
            <text:p text:style-name="P27"/>
            <text:p text:style-name="P15">Logika</text:p>
            <text:p text:style-name="P8">Witold Charatonik s.140</text:p>
            <text:p text:style-name="P8">ćwiczenia</text:p>
          </table:table-cell>
          <table:covered-table-cell/>
          <table:covered-table-cell/>
          <table:table-cell table:style-name="Tabela2.A2" table:number-rows-spanned="2" office:value-type="string">
            <text:p text:style-name="P25">Wstęp do programowania w języku Python</text:p>
            <text:p text:style-name="P5"><text:span text:style-name="T3">Paweł Rychlikowski</text:span><text:span text:style-name="T4"> s.</text:span><text:span text:style-name="T3">119</text:span></text:p>
            <text:p text:style-name="P10">wykład</text:p>
          </table:table-cell>
          <table:table-cell table:style-name="Tabela2.F2" table:number-rows-spanned="2" office:value-type="string">
            <text:p text:style-name="P17"/>
            <text:p text:style-name="P17">Analiza</text:p>
            <text:p text:style-name="P8"><text:span text:style-name="T2">Maciej Paluszyński</text:span> s.<text:span text:style-name="T2">25</text:span></text:p>
            <text:p text:style-name="P10">wykład</text:p>
          </table:table-cell>
        </table:table-row>
        <table:table-row table:style-name="TableLine93893101824112">
          <table:table-cell table:style-name="Tabela2.A2" office:value-type="string">
            <text:p text:style-name="P41"/>
            <text:p text:style-name="P23">11:00-<text:span text:style-name="T1">12</text:span>:00</text:p>
          </table:table-cell>
          <table:covered-table-cell/>
          <table:table-cell table:style-name="Tabela2.A2" office:value-type="string">
            <text:p text:style-name="P17">Podstawowy warsztat informatyka</text:p>
            <text:p text:style-name="P8"><text:span text:style-name="T2">Jakub Michaliszyn</text:span> s.<text:span text:style-name="T2">25</text:span></text:p>
            <text:p text:style-name="P10">wykład</text:p>
          </table:table-cell>
          <table:table-cell table:style-name="Tabela2.A2" office:value-type="string">
            <text:p text:style-name="P17">Podstawowy warsztat informatyka</text:p>
            <text:p text:style-name="P8"><text:span text:style-name="T2">Filip Zagórski</text:span> s.<text:span text:style-name="T2">109</text:span></text:p>
            <text:p text:style-name="P10">pracownia</text:p>
          </table:table-cell>
          <table:covered-table-cell/>
          <table:covered-table-cell/>
        </table:table-row>
        <table:table-row table:style-name="TableLine93893101826976">
          <table:table-cell table:style-name="Tabela2.A2" office:value-type="string">
            <text:p text:style-name="P23">12:00-<text:span text:style-name="T1">13</text:span>:00</text:p>
          </table:table-cell>
          <table:table-cell table:style-name="Tabela2.A2" table:number-rows-spanned="2" office:value-type="string">
            <text:p text:style-name="P27"/>
            <text:p text:style-name="P15">Logika</text:p>
            <text:p text:style-name="P8">Witold Charatonik s.25</text:p>
            <text:p text:style-name="P8">wykład</text:p>
          </table:table-cell>
          <table:table-cell table:style-name="Tabela2.A2" table:number-rows-spanned="4" office:value-type="string">
            <text:p text:style-name="P5"/>
          </table:table-cell>
          <table:table-cell table:style-name="Tabela2.A2" table:number-rows-spanned="2" office:value-type="string">
            <text:p text:style-name="P29"/>
            <text:p text:style-name="P17">Wstęp do informatyki</text:p>
            <text:p text:style-name="P8"><text:span text:style-name="T2">Adam Gańczorz</text:span> s.<text:span text:style-name="T2">141</text:span></text:p>
            <text:p text:style-name="P10">ćwiczenia</text:p>
          </table:table-cell>
          <table:table-cell table:style-name="Tabela2.A2" table:number-rows-spanned="2" office:value-type="string">
            <text:p text:style-name="P25">Wstęp do programowania w języku Python</text:p>
            <text:p text:style-name="P5"><text:span text:style-name="T3">Paweł Rychlikowski</text:span><text:span text:style-name="T4"> s.</text:span><text:span text:style-name="T3">109</text:span></text:p>
            <text:p text:style-name="P10">ćwiczenia</text:p>
          </table:table-cell>
          <table:table-cell table:style-name="Tabela2.F2" table:number-rows-spanned="9" office:value-type="string">
            <text:p text:style-name="P5"/>
          </table:table-cell>
        </table:table-row>
        <table:table-row table:style-name="TableLine93893101828352">
          <table:table-cell table:style-name="Tabela2.A2" office:value-type="string">
            <text:p text:style-name="P23"/>
            <text:p text:style-name="P23">13:00-<text:span text:style-name="T1">14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01832352">
          <table:table-cell table:style-name="Tabela2.A2" office:value-type="string">
            <text:p text:style-name="P23">14:00-<text:span text:style-name="T1">15</text:span>:00</text:p>
          </table:table-cell>
          <table:table-cell table:style-name="Tabela2.A2" table:number-rows-spanned="5" office:value-type="string">
            <text:p text:style-name="P5"/>
          </table:table-cell>
          <table:covered-table-cell/>
          <table:table-cell table:style-name="Tabela2.A2" table:number-rows-spanned="2" office:value-type="string">
            <text:p text:style-name="P5"/>
          </table:table-cell>
          <table:table-cell table:style-name="Tabela2.A2" table:number-rows-spanned="2" office:value-type="string">
            <text:p text:style-name="P17">Wstęp do informatyki</text:p>
            <text:p text:style-name="P8"><text:span text:style-name="T2">Tomasz Jurdziński</text:span> s.<text:span text:style-name="T2">25</text:span></text:p>
            <text:p text:style-name="P10">wykład</text:p>
          </table:table-cell>
          <table:covered-table-cell/>
        </table:table-row>
        <table:table-row table:style-name="TableLine93893101834688">
          <table:table-cell table:style-name="Tabela2.A2" office:value-type="string">
            <text:p text:style-name="P23"><text:span text:style-name="T1">15</text:span>:00-<text:span text:style-name="T1">16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01838736">
          <table:table-cell table:style-name="Tabela2.A2" office:value-type="string">
            <text:p text:style-name="P23"><text:span text:style-name="T1">16</text:span>:00-<text:span text:style-name="T1">17</text:span>:00</text:p>
          </table:table-cell>
          <table:covered-table-cell/>
          <table:table-cell table:style-name="Tabela2.A2" table:number-rows-spanned="2" office:value-type="string">
            <text:p text:style-name="P33">Logika</text:p>
            <text:p text:style-name="P37"><text:span text:style-name="T2">Jerzy Marcinkowski</text:span> s.1<text:span text:style-name="T2">19</text:span></text:p>
            <text:p text:style-name="P39">repetytorium</text:p>
          </table:table-cell>
          <table:table-cell table:style-name="Tabela2.A2" table:number-rows-spanned="2" office:value-type="string">
            <text:p text:style-name="P17">Analiza</text:p>
            <text:p text:style-name="P8"><text:span text:style-name="T2">Maciej Paluszyński</text:span> s.<text:span text:style-name="T2">25</text:span></text:p>
            <text:p text:style-name="P10">wykład</text:p>
          </table:table-cell>
          <table:table-cell table:style-name="Tabela2.A2" table:number-rows-spanned="5" office:value-type="string">
            <text:p text:style-name="P5"/>
          </table:table-cell>
          <table:covered-table-cell/>
        </table:table-row>
        <table:table-row table:style-name="TableLine93893101841152">
          <table:table-cell table:style-name="Tabela2.A2" office:value-type="string">
            <text:p text:style-name="P23"><text:span text:style-name="T1">17</text:span>:00-<text:span text:style-name="T1">18</text:span>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893101845200">
          <table:table-cell table:style-name="Tabela2.A2" table:number-rows-spanned="3" office:value-type="string">
            <text:p text:style-name="P23"/>
          </table:table-cell>
          <table:covered-table-cell/>
          <table:table-cell table:style-name="Tabela2.A2" table:number-rows-spanned="3" office:value-type="string">
            <text:p text:style-name="P5"/>
          </table:table-cell>
          <table:table-cell table:style-name="Tabela2.A2" office:value-type="string">
            <text:p text:style-name="P5"/>
          </table:table-cell>
          <table:covered-table-cell/>
          <table:covered-table-cell/>
        </table:table-row>
        <table:table-row table:style-name="TableLine93893101848160">
          <table:covered-table-cell/>
          <table:table-cell table:style-name="Tabela2.A2" office:value-type="string">
            <text:p text:style-name="P31">19:00-21:30 chór</text:p>
          </table:table-cell>
          <table:covered-table-cell/>
          <table:table-cell table:style-name="Tabela2.A2" office:value-type="string">
            <text:p text:style-name="P31">19:00-21:30 chór</text:p>
          </table:table-cell>
          <table:covered-table-cell/>
          <table:covered-table-cell/>
        </table:table-row>
        <table:table-row table:style-name="TableLine93893101851664">
          <table:covered-table-cell/>
          <table:table-cell table:style-name="Tabela2.A2" office:value-type="string">
            <text:p text:style-name="P2"/>
          </table:table-cell>
          <table:covered-table-cell/>
          <table:table-cell table:style-name="Tabela2.A2" office:value-type="string">
            <text:p text:style-name="P2"/>
          </table:table-cell>
          <table:covered-table-cell/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2:10:24.871384440</meta:creation-date>
    <dc:date>2022-10-22T17:59:26.135878364</dc:date>
    <meta:editing-duration>PT22M2S</meta:editing-duration>
    <meta:editing-cycles>6</meta:editing-cycles>
    <meta:generator>LibreOffice/6.4.7.2$Linux_X86_64 LibreOffice_project/40$Build-2</meta:generator>
    <meta:print-date>2022-10-15T13:05:57.638428192</meta:print-date>
    <meta:document-statistic meta:table-count="2" meta:image-count="0" meta:object-count="0" meta:page-count="2" meta:paragraph-count="114" meta:word-count="206" meta:character-count="1612" meta:non-whitespace-character-count="1520"/>
  </office:meta>
</office:document-meta>
</file>